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This is an attempt at formal proof of methods on a simple ordered linked list that represents a set.</text:span></text:p>
      <text:p text:style-name="Standard"><text:span text:style-name="T2"/></text:p>
      <text:p text:style-name="Standard"><text:span text:style-name="T2">We start by describing the data structure. <text:s/>Informally, set(S, i) describes a heap that represents set S through pointer i. <text:s/>We represent the empty set as an empty heap; that the heap is empty is indicated by i=nil. <text:s/>We represent any other set by making i point to a cell holding (a) one element of S and (b) a pointer to the rest of S.</text:span></text:p>
      <text:p text:style-name="Standard"><text:span text:style-name="T2"/></text:p>
      <text:p text:style-name="Standard"><text:span text:style-name="T2">In separation logic we have</text:span></text:p>
      <text:p text:style-name="Standard"/>
      <text:p text:style-name="Standard">set(S, i) =<text:tab/>(i=nil ∧ emp ∧ S = ∅)</text:p>
      <text:p text:style-name="Standard"><text:tab/><text:tab/>∨ (∃ head, tail, T.<text:tab/>i↦head, tail ∗ set(T, tail)</text:p>
      <text:p text:style-name="Standard"><text:tab/><text:tab/><text:tab/><text:tab/><text:tab/>∧ S=head·T</text:p>
      <text:p text:style-name="Standard"><text:tab/><text:tab/><text:tab/><text:tab/><text:tab/>∧ ∀x<text:span text:style-name="T2">∈T. x ≥ head</text:span><text:tab/>).</text:p>
      <text:p text:style-name="Standard"/>
      <text:p text:style-name="Standard">where</text:p>
      <text:p text:style-name="Standard"><text:tab/>v·T <text:tab/><text:tab/>means <text:tab/><text:tab/>{v} <text:span text:style-name="T2">∪ T</text:span></text:p>
      <text:p text:style-name="Standard"><text:span text:style-name="T2"><text:tab/>∀a∈A. b <text:tab/>means <text:tab/><text:tab/>∀a. a∈A → b</text:span></text:p>
      <text:p text:style-name="Standard"><text:span text:style-name="T2"/></text:p>
      <text:p text:style-name="Standard"><text:span text:style-name="T2"><text:tab/>(why not use ⊻ (xor) instead of ∨? <text:s/>It’s equivalent here, but ⊻ could make things clearer.)</text:span></text:p>
      <text:p text:style-name="Standard"><text:span text:style-name="T2"/></text:p>
      <text:p text:style-name="Standard"><text:span text:style-name="T2">From this definition we can derive:</text:span></text:p>
      <text:p text:style-name="Standard"><text:span text:style-name="T2"/></text:p>
      <text:p text:style-name="Standard"><text:span text:style-name="T2"><text:tab/>(set(S, i) ∧ i=nil) → emp ∧ S = ∅.</text:span></text:p>
      <text:p text:style-name="Standard"><text:span text:style-name="T2"/></text:p>
      <text:p text:style-name="Standard"><text:span text:style-name="T2">Silly derivation, unsure because not exactly sure of rules of inference:</text:span></text:p>
      <text:p text:style-name="Standard"><text:span text:style-name="T2"/></text:p>
      <text:p text:style-name="Standard"><text:span text:style-name="T2">Implicit rules:</text:span></text:p>
      <text:p text:style-name="Standard"><text:span text:style-name="T2"><text:tab/>i↪- → i≠nil<text:tab/><text:tab/>(1)</text:span></text:p>
      <text:p text:style-name="Standard"><text:span text:style-name="T2"/></text:p>
      <text:p text:style-name="Standard"><text:span text:style-name="T2">1.<text:tab/>set(S, i) ∧ i=nil<text:tab/><text:tab/><text:tab/><text:tab/><text:tab/><text:tab/><text:tab/><text:tab/><text:tab/>assume</text:span></text:p>
      <text:p text:style-name="Standard"><text:span text:style-name="T2">2.<text:tab/><text:tab/>∃ head, tail, T.<text:tab/>i↦head, tail ∗ set(T, tail) </text:span>∧ S=head·T <text:span text:style-name="T2">∧ ∀x∈T. x ≥ head<text:tab/>assume</text:span></text:p>
      <text:p text:style-name="Standard"><text:span text:style-name="T2">3.<text:tab/><text:tab/>i↦head, tail ∗ set(T, tail) ∧ S=head·T ∧ ∀x∈T. x ≥ head<text:tab/><text:tab/><text:tab/>2</text:span></text:p>
      <text:p text:style-name="Standard"><text:span text:style-name="T2">4.<text:tab/><text:tab/>i↦head, tail ∗ set(T, tail)<text:tab/><text:tab/><text:tab/><text:tab/><text:tab/><text:tab/><text:tab/>3, ∧E</text:span></text:p>
      <text:p text:style-name="Standard"><text:span text:style-name="T2">5.<text:tab/><text:tab/>i↪head, tail<text:tab/><text:tab/><text:tab/><text:tab/><text:tab/><text:tab/><text:tab/><text:tab/><text:tab/>4, ∗E?!</text:span></text:p>
      <text:p text:style-name="Standard"><text:span text:style-name="T2">6.<text:tab/><text:tab/>i↪-<text:tab/><text:tab/><text:tab/><text:tab/><text:tab/><text:tab/><text:tab/><text:tab/><text:tab/><text:tab/>5, weakening?</text:span></text:p>
      <text:p text:style-name="Standard"><text:span text:style-name="T2">7.<text:tab/><text:tab/>i≠nil<text:tab/><text:tab/><text:tab/><text:tab/><text:tab/><text:tab/><text:tab/><text:tab/><text:tab/><text:tab/>6, (1)</text:span></text:p>
      <text:p text:style-name="Standard"><text:span text:style-name="T2">8.<text:tab/><text:tab/>i=nil<text:tab/><text:tab/><text:tab/><text:tab/><text:tab/><text:tab/><text:tab/><text:tab/><text:tab/><text:tab/>1, ∧E</text:span></text:p>
      <text:p text:style-name="Standard"><text:span text:style-name="T2">9.<text:tab/>¬(∃ head, tail, T. i↦head, tail ∗ set(T, tail) ∧ S=head·T ∧ ∀x∈T. x ≥ head)<text:tab/>2, 7, 8, RAA</text:span></text:p>
      <text:p text:style-name="Standard"><text:span text:style-name="T2">10.<text:tab/>i=nil ∧ emp ∧ S = ∅<text:tab/><text:tab/><text:tab/><text:tab/><text:tab/><text:tab/><text:tab/><text:tab/><text:tab/>9, set def, ∨E</text:span></text:p>
      <text:p text:style-name="Standard"><text:span text:style-name="T2">11. (set(S, i) ∧ i=nil) → (i=nil ∧ emp ∧ S = ∅)<text:tab/><text:tab/><text:tab/><text:tab/><text:tab/><text:tab/>1, 10, →I</text:span></text:p>
      <text:p text:style-name="Standard"><text:span text:style-name="T2"/></text:p>
      <text:p text:style-name="Standard"><text:span text:style-name="T2">We can also derive</text:span></text:p>
      <text:p text:style-name="Standard"><text:span text:style-name="T2"/></text:p>
      <text:p text:style-name="Standard"><text:span text:style-name="T2"><text:tab/>(set(S, i) ∧ i≠nil) →</text:span></text:p>
      <text:p text:style-name="Standard"><text:span text:style-name="T2"><text:tab/><text:tab/>∃ head, tail, T.<text:tab/>i↦head, tail ∗ set(T, tail)</text:span></text:p>
      <text:p text:style-name="Standard"><text:tab/><text:tab/><text:tab/><text:tab/>∧ S=head·T</text:p>
      <text:p text:style-name="Standard"><text:span text:style-name="T2"><text:tab/><text:tab/><text:tab/><text:tab/>∧ ∀x∈T. x ≥ head.</text:span></text:p>
      <text:p text:style-name="Standard"><text:span text:style-name="T2"/></text:p>
      <text:p text:style-name="Standard"><text:span text:style-name="T2">in the same way.</text:span></text:p>
      <text:p text:style-name="Standard"><text:soft-page-break/><text:span text:style-name="T2"/></text:p>
      <text:p text:style-name="Standard"><text:span text:style-name="T2">We want a “search” function. <text:s/>Informally, after r=search(i, v), where set(S,i), then r represents whether <text:s/>v is in the set S. <text:s/>Also, the function does not modify the heap, so set(S,i) afterwards, too. <text:s/>As a specification:</text:span></text:p>
      <text:p text:style-name="Standard"><text:span text:style-name="T2"/></text:p>
      <text:p text:style-name="Standard"><text:span text:style-name="T2"><text:tab/>{ set(S, i) }</text:span></text:p>
      <text:p text:style-name="Standard"><text:span text:style-name="T2"><text:tab/>r ← search(i, v)</text:span></text:p>
      <text:p text:style-name="Standard"><text:span text:style-name="T2"><text:tab/>{ set(S, i) ∧ r ↔ v∈S }</text:span></text:p>
      <text:p text:style-name="Standard"><text:span text:style-name="T2"/></text:p>
      <text:p text:style-name="Standard"><text:span text:style-name="T2">Here’s an iterative search function that should satisfy this:</text:span></text:p>
      <text:p text:style-name="Standard"><text:span text:style-name="T2"/></text:p>
      <text:p text:style-name="Standard"><text:span text:style-name="T2">bool search(i, v):</text:span></text:p>
      <text:p text:style-name="Standard"><text:span text:style-name="T2"><text:tab/>r ← false<text:tab/><text:tab/>// r represents whether v is in the subset we have searched</text:span></text:p>
      <text:p text:style-name="Standard"><text:span text:style-name="T2"><text:tab/>while i≠nil ∧ ¬r:<text:tab/>// or <text:s/>¬(i=nil ∨ r)</text:span></text:p>
      <text:p text:style-name="Standard"><text:span text:style-name="T2"><text:tab/><text:tab/>s, k ← *i<text:tab/>// dereference i to get contents of that node</text:span></text:p>
      <text:p text:style-name="Standard"><text:span text:style-name="T2"><text:tab/><text:tab/>if v=s:<text:tab/><text:tab/>// we’ve found what we’re looking for, so</text:span></text:p>
      <text:p text:style-name="Standard"><text:span text:style-name="T2"><text:tab/><text:tab/><text:tab/>r ← true<text:tab/>// v is in the subset we’ve searched</text:span></text:p>
      <text:p text:style-name="Standard"><text:span text:style-name="T2"><text:tab/><text:tab/>else:</text:span></text:p>
      <text:p text:style-name="Standard"><text:span text:style-name="T2"><text:tab/><text:tab/><text:tab/>i ← k<text:tab/><text:tab/>// search the smaller subset</text:span></text:p>
      <text:p text:style-name="Standard"><text:span text:style-name="T2"><text:tab/>return r<text:tab/>// the subset we’ve searched is the entire set, so r ↔ v in the set</text:span></text:p>
      <text:p text:style-name="Standard"><text:span text:style-name="T2"/></text:p>
      <text:p text:style-name="Standard"><text:span text:style-name="T2">Forget the function for now. <text:s/>Instead, here’s what the body should satisfy:</text:span></text:p>
      <text:p text:style-name="Standard"><text:span text:style-name="T2"/></text:p>
      <text:p text:style-name="Standard"><text:span text:style-name="T2"><text:tab/></text:span><text:span text:style-name="T3">{ set(S, i) }</text:span></text:p>
      <text:p text:style-name="Standard"><text:span text:style-name="T2"><text:tab/>r ← false</text:span></text:p>
      <text:p text:style-name="Standard"><text:span text:style-name="T2"><text:tab/>j ← i</text:span></text:p>
      <text:p text:style-name="Standard"><text:span text:style-name="T2"><text:tab/>while j≠nil ∧ ¬r:</text:span></text:p>
      <text:p text:style-name="Standard"><text:span text:style-name="T2"><text:tab/><text:tab/>s, k ← *j</text:span></text:p>
      <text:p text:style-name="Standard"><text:span text:style-name="T2"><text:tab/><text:tab/>if v=s:</text:span></text:p>
      <text:p text:style-name="Standard"><text:span text:style-name="T2"><text:tab/><text:tab/><text:tab/>r ← true</text:span></text:p>
      <text:p text:style-name="Standard"><text:span text:style-name="T2"><text:tab/><text:tab/>else:</text:span></text:p>
      <text:p text:style-name="Standard"><text:span text:style-name="T2"><text:tab/><text:tab/><text:tab/>j ← k</text:span></text:p>
      <text:p text:style-name="Standard"><text:span text:style-name="T2"><text:tab/></text:span><text:span text:style-name="T3">{ set(S, i) ∧ r ↔ v∈S }</text:span></text:p>
      <text:p text:style-name="Standard"><text:span text:style-name="T2"/></text:p>
      <text:p text:style-name="Standard"><text:span text:style-name="T2">The first two lines are easy:</text:span></text:p>
      <text:p text:style-name="Standard"><text:span text:style-name="T2"/></text:p>
      <text:p text:style-name="Standard"><text:span text:style-name="T2"><text:tab/></text:span><text:span text:style-name="T3">{ set(S, i) }</text:span></text:p>
      <text:p text:style-name="Standard"><text:span text:style-name="T2"><text:tab/>r ← false</text:span></text:p>
      <text:p text:style-name="Standard"><text:span text:style-name="T2"><text:tab/>j ← i</text:span></text:p>
      <text:p text:style-name="P1"><text:span text:style-name="T2"><text:tab/>{ </text:span><text:span text:style-name="T2">set(S, i) ∧ ¬r ∧ j=i }</text:span></text:p>
      <text:p text:style-name="Standard"><text:span text:style-name="T2"/></text:p>
      <text:p text:style-name="Standard"><text:span text:style-name="T2">We need a loop invariant INV that must, in order to get the postcondition, satisfy:</text:span></text:p>
      <text:p text:style-name="Standard"><text:span text:style-name="T2"/></text:p>
      <text:p text:style-name="Standard"><text:span text:style-name="T2"><text:tab/>INV ∧ ¬(j≠nil ∧ ¬r)</text:span></text:p>
      <text:p text:style-name="Standard"><text:span text:style-name="T2"><text:tab/>INV ∧ (¬j≠nil ∨ ¬¬r)</text:span></text:p>
      <text:p text:style-name="Standard"><text:span text:style-name="T2"><text:tab/>INV ∧ (j=nil ∨ r)</text:span></text:p>
      <text:p text:style-name="Standard"><text:span text:style-name="T2"><text:tab/>…</text:span></text:p>
      <text:p text:style-name="P2"><text:span text:style-name="T2"><text:tab/>set(S, i) ∧ r ↔ v∈S</text:span></text:p>
      <text:p text:style-name="P2"><text:span text:style-name="T2"/></text:p>
      <text:p text:style-name="P2"><text:soft-page-break/><text:span text:style-name="T2">It must also satisfy</text:span></text:p>
      <text:p text:style-name="P2"><text:span text:style-name="T2"/></text:p>
      <text:p text:style-name="P2"><text:span text:style-name="T2"><text:tab/>{ set(S, i) ∧ ¬r ∧ j=i }</text:span></text:p>
      <text:p text:style-name="P2"><text:span text:style-name="T2"><text:tab/>...</text:span></text:p>
      <text:p text:style-name="P2"><text:span text:style-name="T2"><text:tab/>INV</text:span></text:p>
      <text:p text:style-name="Standard"><text:span text:style-name="T2"/></text:p>
      <text:p text:style-name="Standard"><text:span text:style-name="T2">At the end of the loop, either we’ve found that v</text:span><text:span text:style-name="T4">∈S and we’ve set r to true, or we found that v∈S only if <text:s/>v∈T, and we left r as false. <text:s/>In both cases we’ve left i alone: it does not appear in the condition, as the loop does not act on that part of the heap, only on that that represents T. <text:s/>So</text:span></text:p>
      <text:p text:style-name="Standard"><text:span text:style-name="T4"/></text:p>
      <text:p text:style-name="Standard"><text:span text:style-name="T2"><text:tab/>{ ∃T.<text:tab/>set(T, j)<text:tab/>the heap consists of a representation of T, pointed at by j, and either</text:span></text:p>
      <text:p text:style-name="Standard"><text:span text:style-name="T2"><text:tab/><text:tab/>∧ (<text:tab/>(r ∧ v</text:span><text:span text:style-name="T4">∈S)<text:tab/><text:tab/><text:tab/>we found v, so it’s in S, and we set r; or</text:span></text:p>
      <text:p text:style-name="Standard"><text:span text:style-name="T4"><text:tab/><text:tab/><text:tab/>∨ (¬r ∧ <text:s/>v∈T ↔ <text:s/>v∈S))<text:tab/>we did not find v, so if it’s in V, it’s in T,</text:span></text:p>
      <text:p text:style-name="Standard"><text:span text:style-name="T4"><text:tab/><text:tab/><text:tab/><text:tab/><text:tab/><text:tab/><text:tab/>and vice versa; we did not set r.</text:span></text:p>
      <text:p text:style-name="Standard"><text:span text:style-name="T4"><text:tab/>}</text:span></text:p>
      <text:p text:style-name="Standard"><text:span text:style-name="T4"/></text:p>
      <text:p text:style-name="Standard"><text:span text:style-name="T4">This should serve as our invariant. <text:s/>We can derive it from the condition before the loop:</text:span></text:p>
      <text:p text:style-name="Standard"><text:span text:style-name="T4"/></text:p>
      <text:p text:style-name="P1"><text:span text:style-name="T4">1. <text:tab/>set(S, i) ∧ ¬r ∧ j=i</text:span></text:p>
      <text:p text:style-name="P1"><text:span text:style-name="T4">2.<text:tab/>set(S, i)</text:span></text:p>
      <text:p text:style-name="P1"><text:span text:style-name="T4">3.<text:tab/>¬r</text:span></text:p>
      <text:p text:style-name="P1"><text:span text:style-name="T4">4.<text:tab/>j=i</text:span></text:p>
      <text:p text:style-name="P1"><text:span text:style-name="T4">5.<text:tab/>set(S, j)</text:span></text:p>
      <text:p text:style-name="P1"><text:span text:style-name="T4">6.<text:tab/>T=S</text:span></text:p>
      <text:p text:style-name="P1"><text:span text:style-name="T4"><text:tab/>set(T, j)</text:span></text:p>
      <text:p text:style-name="P1"><text:span text:style-name="T4"><text:tab/>∃T. set(T, j)</text:span></text:p>
      <text:p text:style-name="P1"><text:span text:style-name="T4">7.<text:tab/>v∈S ↔ v∈S</text:span></text:p>
      <text:p text:style-name="P1"><text:span text:style-name="T4">8.<text:tab/>v∈T ↔ v∈S</text:span></text:p>
      <text:p text:style-name="P1"><text:span text:style-name="T4">9.<text:tab/>¬r ∧ (v∈T ↔ v∈S)</text:span></text:p>
      <text:p text:style-name="P1"><text:span text:style-name="T4">10.<text:tab/>(r ∧ v∈S) ∨ (¬r ∧ <text:s/>v∈T ↔ v∈S)</text:span></text:p>
      <text:p text:style-name="P1"><text:span text:style-name="T4">11.<text:tab/>set(T, j) ∧ ((r ∧ v∈S) ∨ (¬r ∧ <text:s/>v∈T ↔ v∈S))</text:span></text:p>
      <text:p text:style-name="P1"><text:span text:style-name="T4"/></text:p>
      <text:p text:style-name="P1"><text:span text:style-name="T4">From it and the negation of the while condition, we can derive our postcondition:</text:span></text:p>
      <text:p text:style-name="P1"><text:span text:style-name="T4"/></text:p>
      <text:p text:style-name="P1"><text:span text:style-name="T4">1.<text:tab/>set(T, j) ∧ ((r ∧ v∈S) ∨ (¬r ∧ <text:s/>v∈T ↔ <text:s/>v∈S)) ∧ (j=nil ∨ r)</text:span></text:p>
      <text:p text:style-name="P1"><text:span text:style-name="T4">2.<text:tab/>set(S, i)</text:span></text:p>
      <text:p text:style-name="P1"><text:span text:style-name="T4">3.<text:tab/>(r ∧ v∈S) ∨ (¬r ∧ <text:s/>v∈T ↔ <text:s/>v∈S)</text:span></text:p>
      <text:p text:style-name="P1"><text:span text:style-name="T4">4.<text:tab/><text:tab/>r</text:span></text:p>
      <text:p text:style-name="P1"><text:span text:style-name="T4">5.<text:tab/><text:tab/><text:tab/>(¬r ∧ <text:s/>v∈T ↔ <text:s/>v∈S)<text:tab/><text:tab/><text:tab/>assume</text:span></text:p>
      <text:p text:style-name="P1"><text:span text:style-name="T4">6.<text:tab/><text:tab/><text:tab/>..</text:span></text:p>
      <text:p text:style-name="P1"><text:span text:style-name="T4">7.<text:tab/><text:tab/>r ∧ v∈S<text:tab/><text:tab/><text:tab/><text:tab/><text:tab/>RAA</text:span></text:p>
      <text:p text:style-name="P1"><text:span text:style-name="T4">8.<text:tab/><text:tab/>v∈S<text:tab/><text:tab/><text:tab/><text:tab/><text:tab/><text:tab/>7, ∧E</text:span></text:p>
      <text:p text:style-name="P1"><text:span text:style-name="T4">9.<text:tab/>r → <text:s/>v∈S</text:span></text:p>
      <text:p text:style-name="P1"><text:span text:style-name="T4">10.<text:tab/><text:tab/>¬r</text:span></text:p>
      <text:p text:style-name="P1"><text:span text:style-name="T4">11.<text:tab/><text:tab/>..</text:span></text:p>
      <text:p text:style-name="P1"><text:span text:style-name="T4">12.<text:tab/><text:tab/>¬r ∧ <text:s/>v∈T ↔ <text:s/>v∈S</text:span></text:p>
      <text:p text:style-name="P1"><text:span text:style-name="T4">13.<text:tab/></text:span></text:p>
      <text:p text:style-name="P2"><text:span text:style-name="T2"><text:tab/>set(S, i) ∧ r ↔ v∈S</text:span></text:p>
      <text:p text:style-name="P2"><text:span text:style-name="T2"/></text:p>
      <text:p text:style-name="P4"><text:span text:style-name="T2">Loop body:</text:span></text:p>
      <text:p text:style-name="P1"><text:span text:style-name="T2"/></text:p>
      <text:p text:style-name="P1"><text:span text:style-name="T2">{ ∃T. set(T, j) ∧ ((r ∧ v</text:span><text:span text:style-name="T2">∈S) ∨ (¬r ∧ <text:s/>v∈T ↔ <text:s/>v∈S)) ∧ j≠nil ∧ ¬r }</text:span></text:p>
      <text:p text:style-name="P1"><text:span text:style-name="T2">{ ∃T. <text:tab/>¬r</text:span></text:p>
      <text:p text:style-name="P1"><text:span text:style-name="T2"><text:tab/>∧ <text:s/>v∈T ↔ <text:s/>v∈S</text:span></text:p>
      <text:p text:style-name="P1"><text:span text:style-name="T2"><text:tab/>∧ (∃ head, tail.<text:tab/>j↦head, tail ∗ set(T, tail)</text:span></text:p>
      <text:p text:style-name="P1"><text:tab/><text:tab/><text:tab/><text:tab/>∧ S=head·T</text:p>
      <text:p text:style-name="P1"><text:span text:style-name="T2"><text:tab/><text:tab/><text:tab/><text:tab/>∧ ∀x∈T. x ≥ head<text:tab/>) }</text:span></text:p>
      <text:p text:style-name="Standard"><text:span text:style-name="T2">s, k ← *j</text:span></text:p>
      <text:p text:style-name="P1"><text:span text:style-name="T2">{ ∃T. <text:tab/>¬r</text:span></text:p>
      <text:p text:style-name="P1"><text:span text:style-name="T2"><text:tab/>∧ <text:s/>v∈T ↔ <text:s/>v∈S</text:span></text:p>
      <text:p text:style-name="P1"><text:span text:style-name="T2"><text:tab/>∧ j↦s, k ∗ set(T, k)</text:span></text:p>
      <text:p text:style-name="P1"><text:tab/>∧ S=s·T</text:p>
      <text:p text:style-name="P1"><text:span text:style-name="T2"><text:tab/>∧ ∀x∈T. x ≥ s<text:tab/>}</text:span></text:p>
      <text:p text:style-name="Standard"><text:span text:style-name="T2">if v=s:</text:span></text:p>
      <text:p text:style-name="Standard"><text:span text:style-name="T2"><text:tab/></text:span><text:span text:style-name="T3">{ ∃T. <text:tab/>¬r</text:span></text:p>
      <text:p text:style-name="P1"><text:span text:style-name="T2"><text:tab/><text:tab/>∧ <text:s/>v∈T ↔ <text:s/>v∈S</text:span></text:p>
      <text:p text:style-name="P1"><text:span text:style-name="T2"><text:tab/><text:tab/>∧ j↦s, k ∗ set(T, k)</text:span></text:p>
      <text:p text:style-name="P1"><text:tab/><text:tab/>∧ S=s·T</text:p>
      <text:p text:style-name="P1"><text:span text:style-name="T2"><text:tab/><text:tab/>∧ ∀x∈T. x ≥ s</text:span></text:p>
      <text:p text:style-name="P1"><text:span text:style-name="T2"><text:tab/><text:tab/>∧ v=s<text:tab/><text:tab/>}</text:span></text:p>
      <text:p text:style-name="P1"><text:span text:style-name="T2"><text:tab/>{ ∃T. <text:tab/>¬r</text:span></text:p>
      <text:p text:style-name="P1"><text:span text:style-name="T2"><text:tab/><text:tab/>∧ <text:s/>v∈T ↔ <text:s/>v∈S</text:span></text:p>
      <text:p text:style-name="P1"><text:span text:style-name="T2"><text:tab/><text:tab/>∧ j↦v, k ∗ set(T, k)</text:span></text:p>
      <text:p text:style-name="P1"><text:tab/><text:tab/>∧ S=v·T</text:p>
      <text:p text:style-name="P1"><text:span text:style-name="T2"><text:tab/><text:tab/>∧ ∀x∈T. x ≥ v</text:span></text:p>
      <text:p text:style-name="P1"><text:span text:style-name="T2"><text:tab/><text:tab/>∧ v∈S }</text:span></text:p>
      <text:p text:style-name="Standard"><text:span text:style-name="T2"><text:tab/>r ← true</text:span></text:p>
      <text:p text:style-name="P1"><text:span text:style-name="T2"><text:tab/>{ ∃T. <text:tab/>¬r</text:span></text:p>
      <text:p text:style-name="P1"><text:span text:style-name="T2"><text:tab/><text:tab/>∧ <text:s/>v∈T ↔ <text:s/>v∈S</text:span></text:p>
      <text:p text:style-name="P1"><text:span text:style-name="T2"><text:tab/><text:tab/>∧ j↦v, k ∗ set(T, k)</text:span></text:p>
      <text:p text:style-name="P1"><text:tab/><text:tab/>∧ S=v·T</text:p>
      <text:p text:style-name="P1"><text:span text:style-name="T2"><text:tab/><text:tab/>∧ ∀x∈T. x ≥ v</text:span></text:p>
      <text:p text:style-name="P1"><text:span text:style-name="T2"><text:tab/><text:tab/>∧ v∈S</text:span></text:p>
      <text:p text:style-name="P1"><text:span text:style-name="T2"><text:tab/><text:tab/>∧ r</text:span></text:p>
      <text:p text:style-name="P1"><text:span text:style-name="T2"><text:tab/><text:tab/>∧ (r ∧ v∈S)<text:tab/><text:tab/><text:tab/><text:tab/><text:tab/><text:tab/>// ∧I</text:span></text:p>
      <text:p text:style-name="P1"><text:span text:style-name="T2"><text:tab/><text:tab/>∧ ((r ∧ v∈S) ∨ (¬r ∧ <text:s/>v∈T ↔ <text:s/>v∈S))<text:tab/><text:tab/>// ∨I</text:span></text:p>
      <text:p text:style-name="P1"><text:span text:style-name="T2"><text:tab/><text:tab/>∧ set(T, j)<text:tab/><text:tab/><text:tab/><text:tab/><text:tab/><text:tab/>// from second case of def</text:span></text:p>
      <text:p text:style-name="P1"><text:span text:style-name="T2"><text:tab/><text:tab/>∧ set(T, j) ∧ ((r ∧ v∈S) ∨ (¬r ∧ <text:s/>v∈T ↔ <text:s/>v∈S))<text:tab/><text:tab/>// ∧I</text:span></text:p>
      <text:p text:style-name="P1"><text:span text:style-name="T2"><text:tab/>{ ∃T. set(T, j) ∧ ((r ∧ v∈S) ∨ (¬r ∧ <text:s/>v∈T ↔ <text:s/>v∈S))<text:tab/>}<text:tab/>// invariant</text:span></text:p>
      <text:p text:style-name="Standard"><text:span text:style-name="T2">else:</text:span></text:p>
      <text:p text:style-name="Standard"><text:span text:style-name="T2"><text:tab/></text:span><text:span text:style-name="T3">{ ∃T. <text:tab/>¬r</text:span></text:p>
      <text:p text:style-name="P1"><text:span text:style-name="T2"><text:tab/><text:tab/>∧ <text:s/>v∈T ↔ <text:s/>v∈S</text:span></text:p>
      <text:p text:style-name="P1"><text:span text:style-name="T2"><text:tab/><text:tab/>∧ j↦s, k ∗ set(T, k)</text:span></text:p>
      <text:p text:style-name="P1"><text:tab/><text:tab/>∧ S=s·T</text:p>
      <text:p text:style-name="P1"><text:span text:style-name="T2"><text:tab/><text:tab/>∧ ∀x∈T. x ≥ s</text:span></text:p>
      <text:p text:style-name="P1"><text:span text:style-name="T2"><text:tab/><text:tab/>∧ v≠s<text:tab/><text:tab/>}</text:span></text:p>
      <text:p text:style-name="P1"><text:tab/><text:span text:style-name="T2">{ </text:span></text:p>
      <text:p text:style-name="Standard"><text:span text:style-name="T2"><text:tab/>j ← k</text:span></text:p>
      <text:p text:style-name="P2"><text:soft-page-break/><text:span text:style-name="T3">{ ∃T. set(T, j) ∧ ((r ∧ v∈S) ∨ (¬r ∧ <text:s/>v∈T ↔ <text:s/>v∈S))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6-08T13:36:54</meta:creation-date>
    <dc:date>2011-06-11T11:27:48</dc:date>
    <dc:creator>James Fisher</dc:creator>
    <meta:editing-duration>PT69H33M43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5" meta:paragraph-count="157" meta:word-count="1180" meta:character-count="4955"/>
  </office:meta>
</office:document-meta>
</file>